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, 'Segoe UI Emoji', 'Segoe UI Symbol'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95cm" style:rel-column-width="11545*"/>
    </style:style>
    <style:style style:name="Table2.B" style:family="table-column">
      <style:table-column-properties style:column-width="6.008cm" style:rel-column-width="23159*"/>
    </style:style>
    <style:style style:name="Table2.C" style:family="table-column">
      <style:table-column-properties style:column-width="7.997cm" style:rel-column-width="308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2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2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995cm" style:rel-column-width="11545*"/>
    </style:style>
    <style:style style:name="Table3.B" style:family="table-column">
      <style:table-column-properties style:column-width="6.008cm" style:rel-column-width="23159*"/>
    </style:style>
    <style:style style:name="Table3.C" style:family="table-column">
      <style:table-column-properties style:column-width="7.997cm" style:rel-column-width="3083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3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3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5cm" style:rel-column-width="11545*"/>
    </style:style>
    <style:style style:name="Table4.B" style:family="table-column">
      <style:table-column-properties style:column-width="6.008cm" style:rel-column-width="23159*"/>
    </style:style>
    <style:style style:name="Table4.C" style:family="table-column">
      <style:table-column-properties style:column-width="7.997cm" style:rel-column-width="3083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4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4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5cm" style:rel-column-width="11545*"/>
    </style:style>
    <style:style style:name="Table5.B" style:family="table-column">
      <style:table-column-properties style:column-width="6.008cm" style:rel-column-width="23159*"/>
    </style:style>
    <style:style style:name="Table5.C" style:family="table-column">
      <style:table-column-properties style:column-width="7.997cm" style:rel-column-width="3083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5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5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2.995cm" style:rel-column-width="11545*"/>
    </style:style>
    <style:style style:name="Table6.B" style:family="table-column">
      <style:table-column-properties style:column-width="6.008cm" style:rel-column-width="23159*"/>
    </style:style>
    <style:style style:name="Table6.C" style:family="table-column">
      <style:table-column-properties style:column-width="7.997cm" style:rel-column-width="30831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6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6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995cm" style:rel-column-width="11545*"/>
    </style:style>
    <style:style style:name="Table7.B" style:family="table-column">
      <style:table-column-properties style:column-width="6.008cm" style:rel-column-width="23159*"/>
    </style:style>
    <style:style style:name="Table7.C" style:family="table-column">
      <style:table-column-properties style:column-width="7.997cm" style:rel-column-width="30831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7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7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b36a3" officeooo:paragraph-rsid="001b36a3"/>
    </style:style>
    <style:style style:name="P4" style:family="paragraph" style:parent-style-name="Text_20_body">
      <style:text-properties officeooo:rsid="001ca91f" officeooo:paragraph-rsid="001ca91f"/>
    </style:style>
    <style:style style:name="P5" style:family="paragraph" style:parent-style-name="Text_20_body">
      <style:text-properties officeooo:rsid="001a2e90" officeooo:paragraph-rsid="001a2e90"/>
    </style:style>
    <style:style style:name="P6" style:family="paragraph" style:parent-style-name="Text_20_body">
      <style:text-properties officeooo:rsid="0022a4e4" officeooo:paragraph-rsid="0022a4e4"/>
    </style:style>
    <style:style style:name="P7" style:family="paragraph" style:parent-style-name="Text_20_body">
      <style:text-properties officeooo:rsid="00281a27" officeooo:paragraph-rsid="00281a27"/>
    </style:style>
    <style:style style:name="P8" style:family="paragraph" style:parent-style-name="Text_20_body">
      <style:text-properties officeooo:rsid="00281a27" officeooo:paragraph-rsid="002a10ff"/>
    </style:style>
    <style:style style:name="P9" style:family="paragraph" style:parent-style-name="Text_20_body">
      <style:text-properties officeooo:rsid="00281a27" officeooo:paragraph-rsid="002ca798"/>
    </style:style>
    <style:style style:name="P10" style:family="paragraph" style:parent-style-name="Title">
      <style:text-properties officeooo:rsid="0017e5c1" officeooo:paragraph-rsid="0017e5c1"/>
    </style:style>
    <style:style style:name="P11" style:family="paragraph" style:parent-style-name="Subtitle">
      <style:text-properties officeooo:rsid="001f39cf" officeooo:paragraph-rsid="001f39cf"/>
    </style:style>
    <style:style style:name="P12" style:family="paragraph" style:parent-style-name="Text_20_body">
      <style:paragraph-properties fo:background-color="#e6e6e6">
        <style:background-image/>
      </style:paragraph-properties>
      <style:text-properties style:font-name="DejaVu Sans Mono" fo:font-size="9pt" officeooo:rsid="0026f252" officeooo:paragraph-rsid="0026f252" fo:background-color="transparent" style:font-size-asian="9pt" style:font-size-complex="9pt"/>
    </style:style>
    <style:style style:name="P1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919ff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a10ff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ca798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f78f6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0becb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4c935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style:font-size-asian="10pt" style:font-size-complex="10pt"/>
    </style:style>
    <style:style style:name="P2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style:font-size-asian="10pt" style:font-size-complex="10pt"/>
    </style:style>
    <style:style style:name="P2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style:font-size-asian="10pt" style:font-size-complex="10pt"/>
    </style:style>
    <style:style style:name="P2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style:font-size-asian="10pt" style:font-size-complex="10pt"/>
    </style:style>
    <style:style style:name="P2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fo:background-color="transparent" style:font-size-asian="10pt" style:font-size-complex="10pt"/>
    </style:style>
    <style:style style:name="P2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2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fo:background-color="transparent" style:font-size-asian="10pt" style:font-size-complex="10pt"/>
    </style:style>
    <style:style style:name="P2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fo:background-color="transparent" style:font-size-asian="10pt" style:font-size-complex="10pt"/>
    </style:style>
    <style:style style:name="P3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fo:background-color="transparent" style:font-size-asian="10pt" style:font-size-complex="10pt"/>
    </style:style>
    <style:style style:name="P3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fo:background-color="transparent" style:font-size-asian="10pt" style:font-size-complex="10pt"/>
    </style:style>
    <style:style style:name="P3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fo:background-color="transparent" style:font-size-asian="10pt" style:font-size-complex="10pt"/>
    </style:style>
    <style:style style:name="P3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919f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a10f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ca798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f78f6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0bec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4c935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b52f0" officeooo:paragraph-rsid="002b52f0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d5ecd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f78f6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0becb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4c935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e0ba9" officeooo:paragraph-rsid="002e0ba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0bec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4844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4c935" officeooo:paragraph-rsid="0034c935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5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5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5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5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5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rsid="001f4759" officeooo:paragraph-rsid="00229300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59" style:family="paragraph" style:parent-style-name="Table_20_Contents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60" style:family="paragraph" style:parent-style-name="Text_20_body" style:master-page-name="">
      <style:paragraph-properties style:page-number="auto" fo:break-before="auto" fo:break-after="auto"/>
      <style:text-properties officeooo:rsid="0034c935" officeooo:paragraph-rsid="0034c935"/>
    </style:style>
    <style:style style:name="P61" style:family="paragraph" style:parent-style-name="Heading_20_1">
      <style:text-properties officeooo:rsid="0018866e" officeooo:paragraph-rsid="0018866e"/>
    </style:style>
    <style:style style:name="P62" style:family="paragraph" style:parent-style-name="Heading_20_1">
      <style:paragraph-properties fo:break-before="page"/>
      <style:text-properties officeooo:rsid="001b36a3" officeooo:paragraph-rsid="0022a4e4"/>
    </style:style>
    <style:style style:name="P63" style:family="paragraph" style:parent-style-name="Heading_20_1" style:master-page-name="">
      <style:paragraph-properties style:page-number="auto" fo:break-before="page"/>
      <style:text-properties officeooo:rsid="00281a27" officeooo:paragraph-rsid="00281a27"/>
    </style:style>
    <style:style style:name="P64" style:family="paragraph" style:parent-style-name="Heading_20_1" style:master-page-name="">
      <style:paragraph-properties style:page-number="auto" fo:break-before="page"/>
      <style:text-properties officeooo:rsid="0026f252" officeooo:paragraph-rsid="0034c935"/>
    </style:style>
    <style:style style:name="P65" style:family="paragraph" style:parent-style-name="Text_20_body" style:list-style-name="L1">
      <style:text-properties officeooo:rsid="001b36a3" officeooo:paragraph-rsid="001b36a3"/>
    </style:style>
    <style:style style:name="P66" style:family="paragraph" style:parent-style-name="Text_20_body" style:list-style-name="L2">
      <style:text-properties officeooo:rsid="001ca91f" officeooo:paragraph-rsid="001ca91f"/>
    </style:style>
    <style:style style:name="P67" style:family="paragraph" style:parent-style-name="Text_20_body" style:list-style-name="L1">
      <style:text-properties officeooo:rsid="0035bc44" officeooo:paragraph-rsid="0035bc44"/>
    </style:style>
    <style:style style:name="P68" style:family="paragraph" style:parent-style-name="Text_20_body" style:list-style-name="L2">
      <style:text-properties officeooo:rsid="0035bc44" officeooo:paragraph-rsid="0035bc44"/>
    </style:style>
    <style:style style:name="P6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c4e37" officeooo:paragraph-rsid="002a10ff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29889" officeooo:paragraph-rsid="00329889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ext_20_body" style:master-page-name="">
      <style:paragraph-properties style:page-number="auto" fo:break-before="auto" fo:break-after="auto" fo:keep-with-next="always"/>
      <style:text-properties officeooo:rsid="0031ae2f" officeooo:paragraph-rsid="0030becb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dc109"/>
    </style:style>
    <style:style style:name="T5" style:family="text">
      <style:text-properties officeooo:rsid="001f4759"/>
    </style:style>
    <style:style style:name="T6" style:family="text">
      <style:text-properties officeooo:rsid="002a10ff"/>
    </style:style>
    <style:style style:name="T7" style:family="text">
      <style:text-properties officeooo:rsid="002ca798"/>
    </style:style>
    <style:style style:name="T8" style:family="text">
      <style:text-properties officeooo:rsid="002f78f6"/>
    </style:style>
    <style:style style:name="T9" style:family="text">
      <style:text-properties officeooo:rsid="00329889"/>
    </style:style>
    <style:style style:name="T10" style:family="text">
      <style:text-properties officeooo:rsid="0034844b"/>
    </style:style>
    <style:style style:name="T11" style:family="text">
      <style:text-properties officeooo:rsid="0034c9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taBroker Manual</text:p>
      <text:p text:style-name="P11">Notes</text:p>
      <text:h text:style-name="P61" text:outline-level="1">Modules</text:h>
      <text:p text:style-name="P5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20">Subsystem</text:p>
          </table:table-cell>
          <table:table-cell table:style-name="DataBrokerModules.A1" office:value-type="string">
            <text:p text:style-name="P20">Name</text:p>
          </table:table-cell>
          <table:table-cell table:style-name="DataBrokerModules.C1" office:value-type="string">
            <text:p text:style-name="P27">Description</text:p>
          </table:table-cell>
        </table:table-row>
        <table:table-row>
          <table:table-cell table:style-name="DataBrokerModules.A12" office:value-type="string">
            <text:p text:style-name="P55">Data</text:p>
          </table:table-cell>
          <table:table-cell table:style-name="DataBrokerModules.B12" office:value-type="string">
            <text:p text:style-name="P54">data-common</text:p>
          </table:table-cell>
          <table:table-cell table:style-name="DataBrokerModules.C12" office:value-type="string">
            <text:p text:style-name="P56">APIs for data flow nodes, factories and inventories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<text:span text:style-name="T5">d</text:span>ata-ws</text:p>
          </table:table-cell>
          <table:table-cell table:style-name="DataBrokerModules.C12" office:value-type="string">
            <text:p text:style-name="P57">obsolete</text:p>
          </table:table-cell>
        </table:table-row>
        <table:table-row>
          <table:table-cell table:style-name="DataBrokerModules.A12" office:value-type="string">
            <text:p text:style-name="P54">Metadata</text:p>
          </table:table-cell>
          <table:table-cell table:style-name="DataBrokerModules.B12" office:value-type="string">
            <text:p text:style-name="P54">metadata-common</text:p>
          </table:table-cell>
          <table:table-cell table:style-name="DataBrokerModules.C12" office:value-type="string">
            <text:p text:style-name="P56">Generic APIs to allow storage and querying of metadata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metadata-rdf</text:p>
          </table:table-cell>
          <table:table-cell table:style-name="DataBrokerModules.C12" office:value-type="string">
            <text:p text:style-name="P56">API support for metadata formatted in RDF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metadata-store</text:p>
          </table:table-cell>
          <table:table-cell table:style-name="DataBrokerModules.C12" office:value-type="string">
            <text:p text:style-name="P56">Metadata storage implementation based on SQL databases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metadata-ws</text:p>
          </table:table-cell>
          <table:table-cell table:style-name="DataBrokerModules.C12" office:value-type="string">
            <text:p text:style-name="P52">Supports transfer of metadata between DataBrokers</text:p>
          </table:table-cell>
        </table:table-row>
        <table:table-row>
          <table:table-cell table:style-name="DataBrokerModules.A12" office:value-type="string">
            <text:p text:style-name="P59">Control</text:p>
          </table:table-cell>
          <table:table-cell table:style-name="DataBrokerModules.B12" office:value-type="string">
            <text:p text:style-name="P54">control-common</text:p>
          </table:table-cell>
          <table:table-cell table:style-name="DataBrokerModules.C12" office:value-type="string">
            <text:p text:style-name="P52">Common classes used within control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control-core</text:p>
          </table:table-cell>
          <table:table-cell table:style-name="DataBrokerModules.C12" office:value-type="string">
            <text:p text:style-name="P52">Classes used for control DataBroker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control-ws</text:p>
          </table:table-cell>
          <table:table-cell table:style-name="DataBrokerModules.C12" office:value-type="string">
            <text:p text:style-name="P52">Support for remote access from WebPortal</text:p>
          </table:table-cell>
        </table:table-row>
        <table:table-row>
          <table:table-cell table:style-name="DataBrokerModules.A12" office:value-type="string">
            <text:p text:style-name="P58"/>
          </table:table-cell>
          <table:table-cell table:style-name="DataBrokerModules.B12" office:value-type="string">
            <text:p text:style-name="P54">control-xmlconfig</text:p>
          </table:table-cell>
          <table:table-cell table:style-name="DataBrokerModules.C12" office:value-type="string">
            <text:p text:style-name="P52">Support of creating DataFlow based on XML documents</text:p>
          </table:table-cell>
        </table:table-row>
        <table:table-row>
          <table:table-cell table:style-name="DataBrokerModules.A12" office:value-type="string">
            <text:p text:style-name="P54">Package</text:p>
          </table:table-cell>
          <table:table-cell table:style-name="DataBrokerModules.B12" office:value-type="string">
            <text:p text:style-name="P54">server-ear</text:p>
          </table:table-cell>
          <table:table-cell table:style-name="DataBrokerModules.C12" office:value-type="string">
            <text:p text:style-name="P53">Packaging of DataBroker for JEE environment</text:p>
          </table:table-cell>
        </table:table-row>
      </table:table>
      <text:p text:style-name="P6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Subsystem</text:p>
          </table:table-cell>
          <table:table-cell table:style-name="Table1.A1" office:value-type="string">
            <text:p text:style-name="P20">Name</text:p>
          </table:table-cell>
          <table:table-cell table:style-name="Table1.C1" office:value-type="string">
            <text:p text:style-name="P27">Description</text:p>
          </table:table-cell>
        </table:table-row>
        <table:table-row table:style-name="Table1.1">
          <table:table-cell table:style-name="Table1.A2" office:value-type="string">
            <text:p text:style-name="P39">Web</text:p>
          </table:table-cell>
          <table:table-cell table:style-name="Table1.A2" office:value-type="string">
            <text:p text:style-name="P39">webportal-root</text:p>
          </table:table-cell>
          <table:table-cell table:style-name="Table1.C2" office:value-type="string">
            <text:p text:style-name="P39">Web pages and managed beans</text:p>
          </table:table-cell>
        </table:table-row>
        <table:table-row table:style-name="Table1.1">
          <table:table-cell table:style-name="Table1.A2" office:value-type="string">
            <text:p text:style-name="P40">Comms</text:p>
          </table:table-cell>
          <table:table-cell table:style-name="Table1.A2" office:value-type="string">
            <text:p text:style-name="P39">webportal-comms</text:p>
          </table:table-cell>
          <table:table-cell table:style-name="Table1.C2" office:value-type="string">
            <text:p text:style-name="P39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41">Storage</text:p>
          </table:table-cell>
          <table:table-cell table:style-name="Table1.A2" office:value-type="string">
            <text:p text:style-name="P41">webportal-store</text:p>
          </table:table-cell>
          <table:table-cell table:style-name="Table1.C2" office:value-type="string">
            <text:p text:style-name="P41">Support for storage of WebPortal config</text:p>
          </table:table-cell>
        </table:table-row>
        <table:table-row table:style-name="Table1.1">
          <table:table-cell table:style-name="Table1.A2" office:value-type="string">
            <text:p text:style-name="P40">Package</text:p>
          </table:table-cell>
          <table:table-cell table:style-name="Table1.A2" office:value-type="string">
            <text:p text:style-name="P41">webportal-ear</text:p>
          </table:table-cell>
          <table:table-cell table:style-name="Table1.C2" office:value-type="string">
            <text:p text:style-name="P41">Packaging of WebPortal for JEE environment</text:p>
          </table:table-cell>
        </table:table-row>
      </table:table>
      <text:h text:style-name="P62" text:outline-level="1">Repositories</text:h>
      <text:p text:style-name="P3"><text:span text:style-name="T4">a</text:span>rjuna-technologies:</text:p>
      <text:list xml:id="list945681315075201777" text:style-name="L1">
        <text:list-item>
          <text:p text:style-name="P65">DataBroker</text:p>
        </text:list-item>
        <text:list-item>
          <text:p text:style-name="P65">Drupal_DataBroker_PlugIn</text:p>
        </text:list-item>
        <text:list-item>
          <text:p text:style-name="P65">JEEBatch_DataBroker_Support</text:p>
        </text:list-item>
        <text:list-item>
          <text:p text:style-name="P65">GeoAPI_DataBroker_PlugIn</text:p>
        </text:list-item>
        <text:list-item>
          <text:p text:style-name="P65">GeoTools_DataBroker_PlugIn</text:p>
        </text:list-item>
        <text:list-item>
          <text:p text:style-name="P65">Interconnect_DataBroker_PlugIn</text:p>
        </text:list-item>
        <text:list-item>
          <text:p text:style-name="P65">Simple_DataBroker_PlugIn</text:p>
        </text:list-item>
        <text:list-item>
          <text:p text:style-name="P67">Apache-POI_DataBroker_PlugIn</text:p>
        </text:list-item>
        <text:list-item>
          <text:p text:style-name="P67">TestSupport_DataBroker_Utilities</text:p>
        </text:list-item>
        <text:list-item>
          <text:p text:style-name="P67">FileSystem_DataBroker_PlugIn</text:p>
        </text:list-item>
        <text:list-item>
          <text:p text:style-name="P67">DataBroker_Utilities</text:p>
        </text:list-item>
      </text:list>
      <text:p text:style-name="P4">RISBIC:</text:p>
      <text:list xml:id="list6998909209321415854" text:style-name="L2">
        <text:list-item>
          <text:p text:style-name="P66">DataFlow_Utilities</text:p>
        </text:list-item>
        <text:list-item>
          <text:p text:style-name="P66">eScienceCentral_DataBroker_PlugIn</text:p>
        </text:list-item>
        <text:list-item>
          <text:p text:style-name="P66">JdbcSourcePlugin</text:p>
        </text:list-item>
        <text:list-item>
          <text:p text:style-name="P68">DataBroker_Dockerfiles</text:p>
        </text:list-item>
        <text:list-item>
          <text:p text:style-name="P66">DataBroker (fork)</text:p>
        </text:list-item>
      </text:list>
      <text:h text:style-name="P63" text:outline-level="1">PlugIn</text:h>
      <text:p text:style-name="P7">Drupal_DataBroker_PlugI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Data Node Type</text:p>
          </table:table-cell>
          <table:table-cell table:style-name="Table2.A1" office:value-type="string">
            <text:p text:style-name="P19">Name</text:p>
          </table:table-cell>
          <table:table-cell table:style-name="Table2.C1" office:value-type="string">
            <text:p text:style-name="P26">Description</text:p>
          </table:table-cell>
        </table:table-row>
        <table:table-row table:style-name="Table2.1">
          <table:table-cell table:style-name="Table2.A2" office:value-type="string">
            <text:p text:style-name="P33">DataService</text:p>
          </table:table-cell>
          <table:table-cell table:style-name="Table2.A2" office:value-type="string">
            <text:p text:style-name="P33">ProviderXMLFeedDataService</text:p>
          </table:table-cell>
          <table:table-cell table:style-name="Table2.C2" office:value-type="string">
            <text:p text:style-name="P33">Allows Drupal to acquire via a Feed, with an XML Feed Parser</text:p>
          </table:table-cell>
        </table:table-row>
      </table:table>
      <text:p text:style-name="P7">GeoTools_DataBroker_PlugI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Data Node Type</text:p>
          </table:table-cell>
          <table:table-cell table:style-name="Table3.A1" office:value-type="string">
            <text:p text:style-name="P21">Name</text:p>
          </table:table-cell>
          <table:table-cell table:style-name="Table3.C1" office:value-type="string">
            <text:p text:style-name="P28">Description</text:p>
          </table:table-cell>
        </table:table-row>
        <table:table-row table:style-name="Table3.1">
          <table:table-cell table:style-name="Table3.A2" office:value-type="string">
            <text:p text:style-name="P34">Data<text:span text:style-name="T6">Processor</text:span></text:p>
          </table:table-cell>
          <table:table-cell table:style-name="Table3.A2" office:value-type="string">
            <text:p text:style-name="P42">ShapeFileConverterDataProcessor</text:p>
          </table:table-cell>
          <table:table-cell table:style-name="Table3.C2" office:value-type="string">
            <text:p text:style-name="P69">Converts each feature within a ShapeFile into a CSV string</text:p>
          </table:table-cell>
        </table:table-row>
      </table:table>
      <text:p text:style-name="P8">Interconnect_DataBroker_PlugI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Data Node Type</text:p>
          </table:table-cell>
          <table:table-cell table:style-name="Table4.A1" office:value-type="string">
            <text:p text:style-name="P22">Name</text:p>
          </table:table-cell>
          <table:table-cell table:style-name="Table4.C1" office:value-type="string">
            <text:p text:style-name="P29">Description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ource</text:span></text:p>
          </table:table-cell>
          <table:table-cell table:style-name="Table4.A2" office:value-type="string">
            <text:p text:style-name="P43">PullWebServiceDataSource</text:p>
          </table:table-cell>
          <table:table-cell table:style-name="Table4.C2" office:value-type="string">
            <text:p text:style-name="P47">Pulls data from another DataBroker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ource</text:span></text:p>
          </table:table-cell>
          <table:table-cell table:style-name="Table4.A2" office:value-type="string">
            <text:p text:style-name="P43">AcceptorWebServiceDataSource</text:p>
          </table:table-cell>
          <table:table-cell table:style-name="Table4.C2" office:value-type="string">
            <text:p text:style-name="P47">Acceptors data from another DataBroker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ink</text:span></text:p>
          </table:table-cell>
          <table:table-cell table:style-name="Table4.A2" office:value-type="string">
            <text:p text:style-name="P43">PushWebServiceDataSink</text:p>
          </table:table-cell>
          <table:table-cell table:style-name="Table4.C2" office:value-type="string">
            <text:p text:style-name="P47">Pushes data to another DataBroker, via an acceptor</text:p>
          </table:table-cell>
        </table:table-row>
        <table:table-row table:style-name="Table4.1">
          <table:table-cell table:style-name="Table4.A2" office:value-type="string">
            <text:p text:style-name="P35">Data<text:span text:style-name="T7">Sink</text:span></text:p>
          </table:table-cell>
          <table:table-cell table:style-name="Table4.A2" office:value-type="string">
            <text:p text:style-name="P43">ProviderWebServiceDataSink</text:p>
          </table:table-cell>
          <table:table-cell table:style-name="Table4.C2" office:value-type="string">
            <text:p text:style-name="P47">Provider data to another DataBroker, via a puller.</text:p>
          </table:table-cell>
        </table:table-row>
      </table:table>
      <text:p text:style-name="P9">Simple_DataBroker_PlugI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Data Node Type</text:p>
          </table:table-cell>
          <table:table-cell table:style-name="Table5.A1" office:value-type="string">
            <text:p text:style-name="P23">Name</text:p>
          </table:table-cell>
          <table:table-cell table:style-name="Table5.C1" office:value-type="string">
            <text:p text:style-name="P30">Description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7">Source</text:span></text:p>
          </table:table-cell>
          <table:table-cell table:style-name="Table5.A2" office:value-type="string">
            <text:p text:style-name="P44"><text:span text:style-name="T8">Simple</text:span>DataSource</text:p>
          </table:table-cell>
          <table:table-cell table:style-name="Table5.C2" office:value-type="string">
            <text:p text:style-name="P48">Simple example of a data source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Sink</text:span></text:p>
          </table:table-cell>
          <table:table-cell table:style-name="Table5.A2" office:value-type="string">
            <text:p text:style-name="P44"><text:span text:style-name="T8">Simple</text:span>DataS<text:span text:style-name="T8">ink</text:span></text:p>
          </table:table-cell>
          <table:table-cell table:style-name="Table5.C2" office:value-type="string">
            <text:p text:style-name="P48">Simple example of a data sink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Processor</text:span></text:p>
          </table:table-cell>
          <table:table-cell table:style-name="Table5.A2" office:value-type="string">
            <text:p text:style-name="P44"><text:span text:style-name="T8">Simple</text:span>Data<text:span text:style-name="T8">Processor</text:span></text:p>
          </table:table-cell>
          <table:table-cell table:style-name="Table5.C2" office:value-type="string">
            <text:p text:style-name="P48">Simple example of a data processor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Store</text:span></text:p>
          </table:table-cell>
          <table:table-cell table:style-name="Table5.A2" office:value-type="string">
            <text:p text:style-name="P48">SimpleDataStore</text:p>
          </table:table-cell>
          <table:table-cell table:style-name="Table5.C2" office:value-type="string">
            <text:p text:style-name="P48">Simple example of a data store</text:p>
          </table:table-cell>
        </table:table-row>
        <table:table-row table:style-name="Table5.1">
          <table:table-cell table:style-name="Table5.A2" office:value-type="string">
            <text:p text:style-name="P36">Data<text:span text:style-name="T8">Service</text:span></text:p>
          </table:table-cell>
          <table:table-cell table:style-name="Table5.A2" office:value-type="string">
            <text:p text:style-name="P36"><text:span text:style-name="T8">Simple</text:span>Data<text:span text:style-name="T8">Service</text:span></text:p>
          </table:table-cell>
          <table:table-cell table:style-name="Table5.C2" office:value-type="string">
            <text:p text:style-name="P48">Simple example of a data service</text:p>
          </table:table-cell>
        </table:table-row>
      </table:table>
      <text:p text:style-name="P72"><text:soft-page-break/>eScienceCentral_DataBroker_PlugI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7">Data Node Type</text:p>
          </table:table-cell>
          <table:table-cell table:style-name="Table6.A1" office:value-type="string">
            <text:p text:style-name="P24">Name</text:p>
          </table:table-cell>
          <table:table-cell table:style-name="Table6.C1" office:value-type="string">
            <text:p text:style-name="P31">Description</text:p>
          </table:table-cell>
        </table:table-row>
        <table:table-row table:style-name="Table6.1">
          <table:table-cell table:style-name="Table6.A2" office:value-type="string">
            <text:p text:style-name="P37">Data<text:span text:style-name="T7">Source</text:span></text:p>
          </table:table-cell>
          <table:table-cell table:style-name="Table6.A2" office:value-type="string">
            <text:p text:style-name="P45"><text:span text:style-name="T9">Esc</text:span>DataSource</text:p>
          </table:table-cell>
          <table:table-cell table:style-name="Table6.C2" office:value-type="string">
            <text:p text:style-name="P49"><text:span text:style-name="T9">Allows an eScienceCentral</text:span> <text:span text:style-name="T9">DataSet to be a</text:span> data source</text:p>
          </table:table-cell>
        </table:table-row>
        <table:table-row table:style-name="Table6.1">
          <table:table-cell table:style-name="Table6.A2" office:value-type="string">
            <text:p text:style-name="P37">Data<text:span text:style-name="T8">Processor</text:span></text:p>
          </table:table-cell>
          <table:table-cell table:style-name="Table6.A2" office:value-type="string">
            <text:p text:style-name="P45"><text:span text:style-name="T9">Esc</text:span>Data<text:span text:style-name="T8">Processor</text:span></text:p>
          </table:table-cell>
          <table:table-cell table:style-name="Table6.C2" office:value-type="string">
            <text:p text:style-name="P50"><text:span text:style-name="T9">Allows data to be processed by eScienceCentral</text:span> <text:span text:style-name="T10">workflows</text:span> <text:span text:style-name="T10">to form a</text:span> data processor</text:p>
          </table:table-cell>
        </table:table-row>
        <table:table-row table:style-name="Table6.1">
          <table:table-cell table:style-name="Table6.A2" office:value-type="string">
            <text:p text:style-name="P37">Data<text:span text:style-name="T8">Service</text:span></text:p>
          </table:table-cell>
          <table:table-cell table:style-name="Table6.A2" office:value-type="string">
            <text:p text:style-name="P37"><text:span text:style-name="T9">Esc</text:span>Data<text:span text:style-name="T8">Service</text:span></text:p>
          </table:table-cell>
          <table:table-cell table:style-name="Table6.C2" office:value-type="string">
            <text:p text:style-name="P71">Allows DataSet to be sent to eScienceCentral as a data service</text:p>
          </table:table-cell>
        </table:table-row>
      </table:table>
      <text:p text:style-name="P60">JdbcSourcePlugin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Data Node Type</text:p>
          </table:table-cell>
          <table:table-cell table:style-name="Table7.A1" office:value-type="string">
            <text:p text:style-name="P25">Name</text:p>
          </table:table-cell>
          <table:table-cell table:style-name="Table7.C1" office:value-type="string">
            <text:p text:style-name="P32">Description</text:p>
          </table:table-cell>
        </table:table-row>
        <table:table-row table:style-name="Table7.1">
          <table:table-cell table:style-name="Table7.A2" office:value-type="string">
            <text:p text:style-name="P38">Data<text:span text:style-name="T7">Source</text:span></text:p>
          </table:table-cell>
          <table:table-cell table:style-name="Table7.A2" office:value-type="string">
            <text:p text:style-name="P46"><text:span text:style-name="T11">Jdbc</text:span>Source</text:p>
          </table:table-cell>
          <table:table-cell table:style-name="Table7.C2" office:value-type="string">
            <text:p text:style-name="P51">Allows an JDBC Connection to be a data source</text:p>
          </table:table-cell>
        </table:table-row>
      </table:table>
      <text:h text:style-name="P64" text:outline-level="1">Example XML DataFlow Config</text:h>
      <text:p text:style-name="P12">&lt;?xml version="1.0" encoding="UTF-8"?&gt;<text:line-break/><text:line-break/>&lt;dataflow name="Example 04"&gt;<text:line-break/> <text:s text:c="3"/>&lt;metaProperties&gt;<text:line-break/> <text:s text:c="7"/>&lt;metaProperty name="MetaName01" value="MetaValue01"/&gt;<text:line-break/> <text:s text:c="3"/>&lt;/metaProperties&gt;<text:line-break/> <text:s text:c="3"/>&lt;properties&gt;<text:line-break/> <text:s text:c="7"/>&lt;property name="Name01" value="Value01"/&gt;<text:line-break/> <text:s text:c="3"/>&lt;/properties&gt;<text:line-break/><text:line-break/> <text:s text:c="3"/>&lt;dataFlowNodeFactory name="DFNF1" class="com.tests.Dummy01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Factory name="DFNF2" class="com.tests.Dummy02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 name="DFN1" type="datasource" factoryName="DFNF1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Node name="DFN2" type="datasink" factoryName="DFNF2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Link sourceDataFlowNode="DFN1" sinkDataFlowNode="DFN2"/&gt;<text:line-break/>&lt;/datafl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, 'Segoe UI Emoji', 'Segoe UI Symbol'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style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Manual</text:span><text:tab/><text:span text:style-name="MT1">1.0</text:span></text:p>
      </style:header>
      <style:footer>
        <text:p text:style-name="MP2"><text:tab/><text:span text:style-name="MT2"><text:page-number text:select-page="current">6</text:page-number></text:span><text:span text:style-name="MT2"> </text:span><text:span text:style-name="MT3">of </text:span><text:span text:style-name="MT3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37S</meta:editing-duration>
    <meta:editing-cycles>45</meta:editing-cycles>
    <meta:generator>LibreOffice/4.2.5.2$Windows_x86 LibreOffice_project/61cb170a04bb1f12e77c884eab9192be736ec5f5</meta:generator>
    <dc:date>2014-08-26T21:41:06.290000000</dc:date>
    <meta:document-statistic meta:table-count="8" meta:image-count="0" meta:object-count="0" meta:page-count="6" meta:paragraph-count="142" meta:word-count="436" meta:character-count="4498" meta:non-whitespace-character-count="3921"/>
    <meta:user-defined meta:name="Info 1"/>
    <meta:user-defined meta:name="Info 2"/>
    <meta:user-defined meta:name="Info 3"/>
    <meta:user-defined meta:name="Info 4"/>
  </office:meta>
</office:document-meta>
</file>